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72.69504561516" calcext:value-type="float">
            <text:p>572.69504561516</text:p>
          </table:table-cell>
        </table:table-row>
        <table:table-row table:style-name="ro1">
          <table:table-cell office:value-type="float" office:value="555.0775720907" calcext:value-type="float">
            <text:p>555.0775720907</text:p>
          </table:table-cell>
        </table:table-row>
        <table:table-row table:style-name="ro1">
          <table:table-cell office:value-type="float" office:value="560.167602146562" calcext:value-type="float">
            <text:p>560.167602146562</text:p>
          </table:table-cell>
        </table:table-row>
        <table:table-row table:style-name="ro1">
          <table:table-cell office:value-type="float" office:value="568.834685263769" calcext:value-type="float">
            <text:p>568.834685263769</text:p>
          </table:table-cell>
        </table:table-row>
        <table:table-row table:style-name="ro1">
          <table:table-cell office:value-type="float" office:value="557.646730796041" calcext:value-type="float">
            <text:p>557.646730796041</text:p>
          </table:table-cell>
        </table:table-row>
        <table:table-row table:style-name="ro1">
          <table:table-cell office:value-type="float" office:value="561.567447058229" calcext:value-type="float">
            <text:p>561.567447058229</text:p>
          </table:table-cell>
        </table:table-row>
        <table:table-row table:style-name="ro1">
          <table:table-cell office:value-type="float" office:value="549.278522660485" calcext:value-type="float">
            <text:p>549.278522660485</text:p>
          </table:table-cell>
        </table:table-row>
        <table:table-row table:style-name="ro1">
          <table:table-cell office:value-type="float" office:value="571.079397168588" calcext:value-type="float">
            <text:p>571.079397168588</text:p>
          </table:table-cell>
        </table:table-row>
        <table:table-row table:style-name="ro1">
          <table:table-cell office:value-type="float" office:value="573.631315680786" calcext:value-type="float">
            <text:p>573.631315680786</text:p>
          </table:table-cell>
        </table:table-row>
        <table:table-row table:style-name="ro1">
          <table:table-cell office:value-type="float" office:value="558.762229908307" calcext:value-type="float">
            <text:p>558.762229908307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 )" office:value-type="float" office:value="562.874054838863" calcext:value-type="float">
            <text:p>562.874054838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59:46.348315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3:13.309348278</meta:creation-date>
    <dc:date>2018-10-02T11:59:59.440520871</dc:date>
    <dc:creator>Davide Ancona</dc:creator>
    <meta:editing-duration>PT4M55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